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334cm" svg:height="2.032cm" svg:x="9.652cm" svg:y="3.30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32cm" svg:height="1.016cm" svg:x="11.43cm" svg:y="3.81cm">
          <draw:text-box>
            <text:p>m_c</text:p>
          </draw:text-box>
        </draw:frame>
        <draw:line draw:style-name="gr3" draw:text-style-name="P3" draw:layer="layout" svg:x1="11.43cm" svg:y1="5.334cm" svg:x2="11.43cm" svg:y2="7.112cm">
          <text:p/>
        </draw:line>
        <draw:frame draw:style-name="gr2" draw:text-style-name="P2" draw:layer="layout" svg:width="1.778cm" svg:height="1.016cm" svg:x="13.462cm" svg:y="5.588cm">
          <draw:text-box>
            <text:p>F_c</text:p>
          </draw:text-box>
        </draw:frame>
        <draw:frame draw:style-name="gr4" draw:text-style-name="P2" draw:layer="layout" svg:width="2.54cm" svg:height="0.962cm" svg:x="16.002cm" svg:y="3.864cm">
          <draw:text-box>
            <text:p>z_c(t)</text:p>
          </draw:text-box>
        </draw:frame>
        <draw:frame draw:style-name="gr4" draw:text-style-name="P2" draw:layer="layout" svg:width="2.032cm" svg:height="0.962cm" svg:x="9.906cm" svg:y="5.588cm">
          <draw:text-box>
            <text:p>F_d</text:p>
          </draw:text-box>
        </draw:frame>
        <draw:line draw:style-name="gr3" draw:text-style-name="P3" draw:layer="layout" svg:x1="13.462cm" svg:y1="5.334cm" svg:x2="13.462cm" svg:y2="7.112cm">
          <text:p/>
        </draw:line>
        <draw:line draw:style-name="gr3" draw:text-style-name="P3" draw:layer="layout" svg:x1="16.002cm" svg:y1="5.08cm" svg:x2="16.002cm" svg:y2="3.302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102cm" svg:stroke-color="#3465a4" draw:marker-start-width="0.356cm" draw:marker-start-center="false" draw:marker-end-width="0.356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7T13:02:48.828283548</meta:creation-date>
    <dc:date>2018-12-27T13:22:37.130777456</dc:date>
    <meta:editing-duration>PT19M50S</meta:editing-duration>
    <meta:editing-cycles>3</meta:editing-cycles>
    <meta:generator>LibreOffice/6.1.3.2$Linux_X86_64 LibreOffice_project/10$Build-2</meta:generator>
    <meta:document-statistic meta:object-count="31"/>
  </office:meta>
</office:document-meta>
</file>